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freudvoll.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So, Thomal, ich werde dir nun zeigen, wie das Spiel funktioniert. Siehst du die zwei Löcher im Boden und an der Decke? Von dort werden nun langsam Bälle herausfliegen. Wenn er von oben kommt, kannst du den Ball direkt fangen oder aufspringen lassen. Hast du den Ball, leuchtet jeweils <text:soft-page-break/>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Sehr gut! Mach mal ein paar Bälle“, sagt Antonia.</text:p>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Dann sagt sie: „Und jetzt zeige ich dir, wieviel Prozent der Teilnehmer du mit deiner Leistung geschlagen hast.“ Wieder drückt sie auf eine Taste. Es erscheint eine eins. </text:p>
      <text:p text:style-name="P2">„Was!! So mies bin ich! Das gibt’s doch nicht“, sagt Thomal. </text:p>
      <text:p text:style-name="P2">„Möchtest du besser sein?“, fragt Antonia.</text:p>
      <text:p text:style-name="P2">„Natürlich“, Thomals Gesichtsausdruck verfinster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text:soft-page-break/>„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wied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text:soft-page-break/></text:p>
      <text:p text:style-name="P2">„Wie? Quatsch!“, sagt Thomal.</text:p>
      <text:p text:style-name="P2"/>
      <text:p text:style-name="P2">„Im Ernst“, antwortet Matuschek. </text:p>
      <text:p text:style-name="P2"/>
      <text:p text:style-name="P2"/>
      <text:p text:style-name="P2"/>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text:soft-page-break/>"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text:soft-page-break/>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text:soft-page-break/>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text:soft-page-break/>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text:soft-page-break/>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text:soft-page-break/>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text:soft-page-break/>"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text:soft-page-break/>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text:soft-page-break/>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text:soft-page-break/><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text:soft-page-break/>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text:soft-page-break/>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text:soft-page-break/>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text:soft-page-break/>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text:soft-page-break/>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8T14:26:29</dc:date>
    <dc:creator>Uwe Kirschenmann</dc:creator>
    <meta:editing-duration>P40DT17H15M2S</meta:editing-duration>
    <meta:editing-cycles>397</meta:editing-cycles>
    <meta:generator>OpenOffice/4.0.0$Unix OpenOffice.org_project/400m3$Build-9702</meta:generator>
    <meta:document-statistic meta:table-count="0" meta:image-count="0" meta:object-count="0" meta:page-count="61" meta:paragraph-count="952" meta:word-count="30447" meta:character-count="186346"/>
  </office:meta>
</office:document-meta>
</file>